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2ca73" officeooo:paragraph-rsid="0012ca73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2ca73" officeooo:paragraph-rsid="0012ca73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Universidade Estadual Vale do Acaraú</text:p>
      <text:p text:style-name="P2">Bacharelado em Ciência da Computação</text:p>
      <text:p text:style-name="P2">Computação Gráfica </text:p>
      <text:p text:style-name="P2"/>
      <text:p text:style-name="P2"/>
      <text:p text:style-name="P2">Atividade de Laboratório – 17/05/2017</text:p>
      <text:p text:style-name="P3"/>
      <text:p text:style-name="P3">Implemente em JavaScript a função <text:span text:style-name="T1">gerarBezier(B1, B2, B3, B4, step)</text:span> que recebe quatro pontos de controle, representados por <text:span text:style-name="T1">B1, B2, B3 e B4</text:span> e retorna todos os pontos da curva <text:span text:style-name="T1">cúbica de bézier</text:span> gerados pela variação do parâmetro de controle entre <text:span text:style-name="T1">0</text:span> e <text:span text:style-name="T1">1</text:span> a um passo equivalente a step. <text:span text:style-name="T1">B1, B2, B3 e B4</text:span> são arrays com três elementos, ou seja, cada parâmetro é uma estrutura <text:span text:style-name="T1">[x, y, z]</text:span> tal que <text:span text:style-name="T1">x</text:span>, <text:span text:style-name="T1">y</text:span> e <text:span text:style-name="T1">z</text:span> são números reais. Estes <text:span text:style-name="T1">arrays</text:span> representam as coordenadas de pontos de controle de uma curva cúbica de <text:span text:style-name="T1">bézier</text:span>. A função deve retornar um array <text:span text:style-name="T1">[x1, y1, z1, x2, y2, z2, …, xn, yn, zn]</text:span> com todos os valores da curva obtidos pela variação do parâmetro de controle da curva a um passo constante equivalente a <text:span text:style-name="T1">step</text:span>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7-05-17T13:43:23.626816957</meta:creation-date>
    <dc:date>2017-05-17T13:51:58.941582353</dc:date>
    <dc:creator>user </dc:creator>
    <meta:editing-duration>P0D</meta:editing-duration>
    <meta:editing-cycles>1</meta:editing-cycles>
    <meta:document-statistic meta:table-count="0" meta:image-count="0" meta:object-count="0" meta:page-count="1" meta:paragraph-count="5" meta:word-count="148" meta:character-count="834" meta:non-whitespace-character-count="689"/>
    <meta:generator>LibreOffice/4.2.6.3$Linux_X86_64 LibreOffice_project/420m0$Build-3</meta:generator>
  </office:meta>
</office:document-meta>
</file>